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PERALTA ZUBIETA, JUAN MOISES</text:p>
            <text:p text:style-name="P5"><text:span text:style-name="T15">Dni</text:span><text:span text:style-name="T14">:76821165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JU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PERALTA ZUBIETA, JUAN MOISES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6821165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24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60</text:p>
            <text:p text:style-name="P16"/>
          </table:table-cell>
        </table:table-row>
        <table:table-row>
          <table:table-cell table:style-name="Tableau1.A2" office:value-type="string">
            <text:p text:style-name="P16">030 - Servicio de Transporte Terrestre</text:p>
          </table:table-cell>
          <table:table-cell table:style-name="Tableau1.A2" office:value-type="string">
            <text:p text:style-name="P18">30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3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3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982256</text:span></text:p>
          </table:table-cell>
          <table:table-cell table:style-name="Tabla3.A2" office:value-type="string">
            <text:p text:style-name="P6"><text:span text:style-name="T11">LA2089</text:span></text:p>
          </table:table-cell>
          <table:table-cell table:style-name="Tabla3.A2" office:value-type="string">
            <text:p text:style-name="P6"><text:span text:style-name="T11">07:25 AM</text:span></text:p>
          </table:table-cell>
          <table:table-cell table:style-name="Tabla3.A2" office:value-type="string">
            <text:p text:style-name="P6"><text:span text:style-name="T11">56.9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6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53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3:49:31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